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  <table:table-cell table:formula="of:=&quot;[&quot; &amp; [.A2] &amp;  &quot;]&quot;" office:value-type="string" office:string-value="[75]" calcext:value-type="string">
            <text:p>[75]</text:p>
          </table:table-cell>
          <table:table-cell office:value-type="string" calcext:value-type="string">
            <text:p>[75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13"/>
          <table:table-cell table:formula="of:=&quot;[&quot; &amp; [.A3] &amp; &quot;, &quot; &amp; [.B3] &amp; &quot;]&quot;" office:value-type="string" office:string-value="[95, 64]" calcext:value-type="string">
            <text:p>[95, 64]</text:p>
          </table:table-cell>
          <table:table-cell office:value-type="string" calcext:value-type="string">
            <text:p>[95, 64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12"/>
          <table:table-cell table:formula="of:=&quot;[&quot; &amp; [.A4] &amp; &quot;, &quot; &amp; [.B4] &amp; &quot;, &quot; &amp; [.C4] &amp; &quot;]&quot;" office:value-type="string" office:string-value="[17, 47, 82]" calcext:value-type="string">
            <text:p>[17, 47, 82]</text:p>
          </table:table-cell>
          <table:table-cell office:value-type="string" calcext:value-type="string">
            <text:p>[17, 47, 82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formula="of:=&quot;[&quot; &amp; [.A5] &amp; &quot;, &quot; &amp; [.B5] &amp; &quot;, &quot; &amp; [.C5] &amp; &quot;, &quot; &amp; [.D5] &amp; &quot;]&quot;" office:value-type="string" office:string-value="[18, 35, 87, 10]" calcext:value-type="string">
            <text:p>[18, 35, 87, 10]</text:p>
          </table:table-cell>
          <table:table-cell office:value-type="string" calcext:value-type="string">
            <text:p>[18, 35, 87, 10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table:formula="of:=&quot;[&quot; &amp; [.A6] &amp; &quot;, &quot; &amp; [.B6] &amp; &quot;, &quot; &amp; [.C6] &amp; &quot;, &quot; &amp; [.D6] &amp; &quot;, &quot; &amp; [.E6] &amp; &quot;]&quot;" office:value-type="string" office:string-value="[20, 4, 82, 47, 65]" calcext:value-type="string">
            <text:p>[20, 4, 82, 47, 65]</text:p>
          </table:table-cell>
          <table:table-cell office:value-type="string" calcext:value-type="string">
            <text:p>[20, 4, 82, 47, 65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table:formula="of:=&quot;[&quot; &amp; [.A7] &amp; &quot;, &quot; &amp; [.B7] &amp; &quot;, &quot; &amp; [.C7] &amp; &quot;, &quot; &amp; [.D7] &amp; &quot;, &quot; &amp; [.E7] &amp; &quot;, &quot; &amp; [.F7] &amp; &quot;]&quot;" office:value-type="string" office:string-value="[19, 1, 23, 75, 3, 34]" calcext:value-type="string">
            <text:p>[19, 1, 23, 75, 3, 34]</text:p>
          </table:table-cell>
          <table:table-cell office:value-type="string" calcext:value-type="string">
            <text:p>[19, 1, 23, 75, 3, 34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formula="of:=&quot;[&quot; &amp; [.A8] &amp; &quot;, &quot; &amp; [.B8] &amp; &quot;, &quot; &amp; [.C8] &amp; &quot;, &quot; &amp; [.D8] &amp; &quot;, &quot; &amp; [.E8] &amp; &quot;, &quot; &amp; [.F8] &amp; &quot;, &quot; &amp; [.G8] &amp; &quot;]&quot;" office:value-type="string" office:string-value="[88, 2, 77, 73, 7, 63, 67]" calcext:value-type="string">
            <text:p>[88, 2, 77, 73, 7, 63, 67]</text:p>
          </table:table-cell>
          <table:table-cell office:value-type="string" calcext:value-type="string">
            <text:p>[88, 2, 77, 73, 7, 63, 67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formula="of:=&quot;[&quot; &amp; [.A9] &amp; &quot;, &quot; &amp; [.B9] &amp; &quot;, &quot; &amp; [.C9] &amp; &quot;, &quot; &amp; [.D9] &amp; &quot;, &quot; &amp; [.E9] &amp; &quot;, &quot; &amp; [.F9] &amp; &quot;, &quot; &amp; [.G9] &amp; &quot;, &quot; &amp; [.H9] &amp; &quot;]&quot;" office:value-type="string" office:string-value="[99, 65, 4, 28, 6, 16, 70, 92]" calcext:value-type="string">
            <text:p>[99, 65, 4, 28, 6, 16, 70, 92]</text:p>
          </table:table-cell>
          <table:table-cell office:value-type="string" calcext:value-type="string">
            <text:p>[99, 65, 4, 28, 6, 16, 70, 92]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table:formula="of:=&quot;[&quot; &amp; [.A10] &amp; &quot;, &quot; &amp; [.B10] &amp; &quot;, &quot; &amp; [.C10] &amp; &quot;, &quot; &amp; [.D10] &amp; &quot;, &quot; &amp; [.E10] &amp; &quot;, &quot; &amp; [.F10] &amp; &quot;, &quot; &amp; [.G10] &amp; &quot;, &quot; &amp; [.H10] &amp; &quot;, &quot; &amp; [.I10] &amp; &quot;]&quot;" office:value-type="string" office:string-value="[41, 41, 26, 56, 83, 40, 80, 70, 33]" calcext:value-type="string">
            <text:p>[41, 41, 26, 56, 83, 40, 80, 70, 33]</text:p>
          </table:table-cell>
          <table:table-cell office:value-type="string" calcext:value-type="string">
            <text:p>[41, 41, 26, 56, 83, 40, 80, 70, 33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formula="of:=&quot;[&quot; &amp; [.A11] &amp; &quot;, &quot; &amp; [.B11] &amp; &quot;, &quot; &amp; [.C11] &amp; &quot;, &quot; &amp; [.D11] &amp; &quot;, &quot; &amp; [.E11] &amp; &quot;, &quot; &amp; [.F11] &amp; &quot;, &quot; &amp; [.G11] &amp; &quot;, &quot; &amp; [.H11] &amp; &quot;, &quot; &amp; [.I11] &amp; &quot;, &quot; &amp; [.J11] &amp; &quot;]&quot;" office:value-type="string" office:string-value="[41, 48, 72, 33, 47, 32, 37, 16, 94, 29]" calcext:value-type="string">
            <text:p>[41, 48, 72, 33, 47, 32, 37, 16, 94, 29]</text:p>
          </table:table-cell>
          <table:table-cell office:value-type="string" calcext:value-type="string">
            <text:p>[41, 48, 72, 33, 47, 32, 37, 16, 94, 2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&quot;[&quot; &amp; [.A12] &amp; &quot;, &quot; &amp; [.B12] &amp; &quot;, &quot; &amp; [.C12] &amp; &quot;, &quot; &amp; [.D12] &amp; &quot;, &quot; &amp; [.E12] &amp; &quot;, &quot; &amp; [.F12] &amp; &quot;, &quot; &amp; [.G12] &amp; &quot;, &quot; &amp; [.H12] &amp; &quot;, &quot; &amp; [.I12] &amp; &quot;, &quot; &amp; [.J12] &amp; &quot;, &quot; &amp; [.K12] &amp; &quot;]&quot;" office:value-type="string" office:string-value="[53, 71, 44, 65, 25, 43, 91, 52, 97, 51, 14]" calcext:value-type="string">
            <text:p>[53, 71, 44, 65, 25, 43, 91, 52, 97, 51, 14]</text:p>
          </table:table-cell>
          <table:table-cell office:value-type="string" calcext:value-type="string">
            <text:p>[53, 71, 44, 65, 25, 43, 91, 52, 97, 51, 14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&quot;[&quot; &amp; [.A13] &amp; &quot;, &quot; &amp; [.B13] &amp; &quot;, &quot; &amp; [.C13] &amp; &quot;, &quot; &amp; [.D13] &amp; &quot;, &quot; &amp; [.E13] &amp; &quot;, &quot; &amp; [.F13] &amp; &quot;, &quot; &amp; [.G13] &amp; &quot;, &quot; &amp; [.H13] &amp; &quot;, &quot; &amp; [.I13] &amp; &quot;, &quot; &amp; [.J13] &amp; &quot;, &quot; &amp; [.K13] &amp; &quot;, &quot; &amp; [.L13] &amp; &quot;]&quot;" office:value-type="string" office:string-value="[70, 11, 33, 28, 77, 73, 17, 78, 39, 68, 17, 57]" calcext:value-type="string">
            <text:p>[70, 11, 33, 28, 77, 73, 17, 78, 39, 68, 17, 57]</text:p>
          </table:table-cell>
          <table:table-cell office:value-type="string" calcext:value-type="string">
            <text:p>[70, 11, 33, 28, 77, 73, 17, 78, 39, 68, 17, 57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&quot;[&quot; &amp; [.A14] &amp; &quot;, &quot; &amp; [.B14] &amp; &quot;, &quot; &amp; [.C14] &amp; &quot;, &quot; &amp; [.D14] &amp; &quot;, &quot; &amp; [.E14] &amp; &quot;, &quot; &amp; [.F14] &amp; &quot;, &quot; &amp; [.G14] &amp; &quot;, &quot; &amp; [.H14] &amp; &quot;, &quot; &amp; [.I14] &amp; &quot;, &quot; &amp; [.J14] &amp; &quot;, &quot; &amp; [.K14] &amp; &quot;, &quot; &amp; [.L14] &amp; &quot;, &quot; &amp; [.M14] &amp; &quot;]&quot;" office:value-type="string" office:string-value="[91, 71, 52, 38, 17, 14, 91, 43, 58, 50, 27, 29, 48]" calcext:value-type="string">
            <text:p>[91, 71, 52, 38, 17, 14, 91, 43, 58, 50, 27, 29, 48]</text:p>
          </table:table-cell>
          <table:table-cell office:value-type="string" calcext:value-type="string">
            <text:p>[91, 71, 52, 38, 17, 14, 91, 43, 58, 50, 27, 29, 48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&quot;[&quot; &amp; [.A15] &amp; &quot;, &quot; &amp; [.B15] &amp; &quot;, &quot; &amp; [.C15] &amp; &quot;, &quot; &amp; [.D15] &amp; &quot;, &quot; &amp; [.E15] &amp; &quot;, &quot; &amp; [.F15] &amp; &quot;, &quot; &amp; [.G15] &amp; &quot;, &quot; &amp; [.H15] &amp; &quot;, &quot; &amp; [.I15] &amp; &quot;, &quot; &amp; [.J15] &amp; &quot;, &quot; &amp; [.K15] &amp; &quot;, &quot; &amp; [.L15] &amp; &quot;, &quot; &amp; [.M15] &amp; &quot;, &quot; &amp; [.N15] &amp; &quot;]&quot;" office:value-type="string" office:string-value="[63, 66, 4, 68, 89, 53, 67, 30, 73, 16, 69, 87, 40, 31]" calcext:value-type="string">
            <text:p>[63, 66, 4, 68, 89, 53, 67, 30, 73, 16, 69, 87, 40, 31]</text:p>
          </table:table-cell>
          <table:table-cell office:value-type="string" calcext:value-type="string">
            <text:p>[63, 66, 4, 68, 89, 53, 67, 30, 73, 16, 69, 87, 40, 3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&quot;[&quot; &amp; [.A16] &amp; &quot;, &quot; &amp; [.B16] &amp; &quot;, &quot; &amp; [.C16] &amp; &quot;, &quot; &amp; [.D16] &amp; &quot;, &quot; &amp; [.E16] &amp; &quot;, &quot; &amp; [.F16] &amp; &quot;, &quot; &amp; [.G16] &amp; &quot;, &quot; &amp; [.H16] &amp; &quot;, &quot; &amp; [.I16] &amp; &quot;, &quot; &amp; [.J16] &amp; &quot;, &quot; &amp; [.K16] &amp; &quot;, &quot; &amp; [.L16] &amp; &quot;, &quot; &amp; [.M16] &amp; &quot;, &quot; &amp; [.N16] &amp; &quot;, &quot; &amp; [.O16] &amp; &quot;]&quot;" office:value-type="string" office:string-value="[4, 62, 98, 27, 23, 9, 70, 98, 73, 93, 38, 53, 60, 4, 23]" calcext:value-type="string">
            <text:p>[4, 62, 98, 27, 23, 9, 70, 98, 73, 93, 38, 53, 60, 4, 23]</text:p>
          </table:table-cell>
          <table:table-cell office:value-type="string" calcext:value-type="string">
            <text:p>[4, 62, 98, 27, 23, 9, 70, 98, 73, 93, 38, 53, 60, 4, 23]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SUM([.A2:.A16])" office:value-type="float" office:value="794" calcext:value-type="float">
            <text:p>794</text:p>
          </table:table-cell>
          <table:table-cell table:number-columns-repeated="16"/>
        </table:table-row>
        <table:table-row table:style-name="ro1">
          <table:table-cell table:formula="of:=SUM([.A2:.A6])"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table:formula="of:=SUM([.A7:.A10]) + 225" office:value-type="float" office:value="472" calcext:value-type="float">
            <text:p>472</text:p>
          </table:table-cell>
          <table:table-cell table:number-columns-repeated="16"/>
        </table:table-row>
      </table:table>
      <table:table table:name="Timings" table:style-name="ta1">
        <table:shapes>
          <draw:frame draw:z-index="0" draw:style-name="gr1" draw:text-style-name="P1" svg:width="16cm" svg:height="9.005cm" svg:x="15.065cm" svg:y="1.062cm">
            <draw:object draw:notify-on-update-of-ranges="Timings.B3:Timings.B3 Timings.B4:Timings.B17 Timings.D3:Timings.D3 Timings.D4:Timings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ce1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hunk size</text:p>
          </table:table-cell>
          <table:table-cell office:value-type="string" calcext:value-type="string">
            <text:p>Time (s)</text:p>
          </table:table-cell>
          <table:table-cell table:style-name="Default" office:value-type="string" calcext:value-type="string">
            <text:p>Time (us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114631652832031" calcext:value-type="float">
            <text:p>0.00114631652832</text:p>
          </table:table-cell>
          <table:table-cell table:formula="of:=[.C4]*1000" office:value-type="float" office:value="1.14631652832031" calcext:value-type="float">
            <text:p>1.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903129577636719" calcext:value-type="float">
            <text:p>0.000903129577637</text:p>
          </table:table-cell>
          <table:table-cell table:formula="of:=[.C5]*1000" office:value-type="float" office:value="0.903129577636719" calcext:value-type="float">
            <text:p>0.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901222229003906" calcext:value-type="float">
            <text:p>0.000901222229004</text:p>
          </table:table-cell>
          <table:table-cell table:formula="of:=[.C6]*1000" office:value-type="float" office:value="0.901222229003906" calcext:value-type="float">
            <text:p>0.9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127315521240234" calcext:value-type="float">
            <text:p>0.001273155212402</text:p>
          </table:table-cell>
          <table:table-cell table:formula="of:=[.C7]*1000" office:value-type="float" office:value="1.27315521240234" calcext:value-type="float">
            <text:p>1.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14042854309082" calcext:value-type="float">
            <text:p>0.001404285430908</text:p>
          </table:table-cell>
          <table:table-cell table:formula="of:=[.C8]*1000" office:value-type="float" office:value="1.4042854309082" calcext:value-type="float">
            <text:p>1.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293588638305664" calcext:value-type="float">
            <text:p>0.002935886383057</text:p>
          </table:table-cell>
          <table:table-cell table:formula="of:=[.C9]*1000" office:value-type="float" office:value="2.93588638305664" calcext:value-type="float">
            <text:p>2.9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840425491333008" calcext:value-type="float">
            <text:p>0.00840425491333</text:p>
          </table:table-cell>
          <table:table-cell table:formula="of:=[.C10]*1000" office:value-type="float" office:value="8.40425491333008" calcext:value-type="float">
            <text:p>8.4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695323944091797" calcext:value-type="float">
            <text:p>0.006953239440918</text:p>
          </table:table-cell>
          <table:table-cell table:formula="of:=[.C11]*1000" office:value-type="float" office:value="6.95323944091797" calcext:value-type="float">
            <text:p>6.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52997398376465" calcext:value-type="float">
            <text:p>0.007529973983765</text:p>
          </table:table-cell>
          <table:table-cell table:formula="of:=[.C12]*1000" office:value-type="float" office:value="7.52997398376465" calcext:value-type="float">
            <text:p>7.5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4768123626709" calcext:value-type="float">
            <text:p>0.014768123626709</text:p>
          </table:table-cell>
          <table:table-cell table:formula="of:=[.C13]*1000" office:value-type="float" office:value="14.768123626709" calcext:value-type="float">
            <text:p>14.7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271627902984619" calcext:value-type="float">
            <text:p>0.027162790298462</text:p>
          </table:table-cell>
          <table:table-cell table:formula="of:=[.C14]*1000" office:value-type="float" office:value="27.1627902984619" calcext:value-type="float">
            <text:p>27.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422556400299072" calcext:value-type="float">
            <text:p>0.042255640029907</text:p>
          </table:table-cell>
          <table:table-cell table:formula="of:=[.C15]*1000" office:value-type="float" office:value="42.2556400299072" calcext:value-type="float">
            <text:p>42.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996041297912598" calcext:value-type="float">
            <text:p>0.09960412979126</text:p>
          </table:table-cell>
          <table:table-cell table:formula="of:=[.C16]*1000" office:value-type="float" office:value="99.6041297912598" calcext:value-type="float">
            <text:p>99.6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77824020385742" calcext:value-type="float">
            <text:p>0.177824020385742</text:p>
          </table:table-cell>
          <table:table-cell table:formula="of:=[.C17]*1000" office:value-type="float" office:value="177.824020385742" calcext:value-type="float">
            <text:p>177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00:27:34.333825185</meta:creation-date>
    <dc:date>2021-04-11T18:03:25.765151367</dc:date>
    <meta:editing-duration>PT16M58S</meta:editing-duration>
    <meta:editing-cycles>3</meta:editing-cycles>
    <meta:generator>LibreOffice/7.0.3.1$Linux_X86_64 LibreOffice_project/00$Build-1</meta:generator>
    <meta:document-statistic meta:table-count="2" meta:cell-count="1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3.202cm" svg:y="4.204cm" style:legend-expansion="high" chart:style-name="ch2"/>
        <chart:plot-area chart:style-name="ch3" table:cell-range-address="Timings.B3:Timings.B17 Timings.D3:Timings.D17" chart:data-source-has-labels="both" svg:x="0.32cm" svg:y="0.18cm" svg:width="12.562cm" svg:height="8.646cm">
          <chart:coordinate-region svg:x="1.418cm" svg:y="0.38cm" svg:width="11.092cm" svg:height="7.799cm"/>
          <chart:axis chart:dimension="x" chart:name="primary-x" chart:style-name="ch4" chartooo:axis-type="auto">
            <chartooo:date-scale/>
            <chart:categories table:cell-range-address="Timings.B4:Timings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s.D4:Timings.D17" chart:label-cell-address="Timings.D3:Timings.D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us)</text:p>
                <draw:g>
                  <svg:desc>Timings.D3:Timings.D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imings.B4:Timings.B17</svg:desc>
                </draw:g>
              </table:table-cell>
              <table:table-cell office:value-type="float" office:value="1.14631652832031">
                <text:p>1.14631652832031</text:p>
                <draw:g>
                  <svg:desc>Timings.D4:Timings.D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3129577636719">
                <text:p>0.9031295776367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01222229003906">
                <text:p>0.9012222290039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7315521240234">
                <text:p>1.273155212402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4042854309082">
                <text:p>1.40428543090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93588638305664">
                <text:p>2.935886383056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40425491333008">
                <text:p>8.404254913330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95323944091797">
                <text:p>6.953239440917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2997398376465">
                <text:p>7.529973983764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.768123626709">
                <text:p>14.7681236267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.1627902984619">
                <text:p>27.16279029846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.2556400299072">
                <text:p>42.25564002990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9.6041297912598">
                <text:p>99.60412979125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7.824020385742">
                <text:p>177.824020385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